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66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cc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cm" svg:height="2cm" svg:x="9cm" svg:y="1.5cm">
          <text:p text:style-name="P1"><text:span text:style-name="T1">lx</text:span></text:p>
        </draw:rect>
        <draw:rect draw:style-name="gr2" draw:text-style-name="P2" draw:layer="layout" svg:width="2cm" svg:height="2cm" svg:x="13cm" svg:y="4.5cm">
          <text:p text:style-name="P1"><text:span text:style-name="T1">se</text:span></text:p>
        </draw:rect>
        <draw:rect draw:style-name="gr1" draw:text-style-name="P2" draw:layer="layout" svg:width="2cm" svg:height="2cm" svg:x="8cm" svg:y="8cm">
          <text:p text:style-name="P1"><text:span text:style-name="T1">ps</text:span></text:p>
        </draw:rect>
        <draw:rect draw:style-name="gr3" draw:text-style-name="P2" draw:layer="layout" svg:width="2cm" svg:height="2cm" svg:x="11cm" svg:y="11cm">
          <text:p text:style-name="P1"><text:span text:style-name="T1">mr</text:span></text:p>
        </draw:rect>
        <draw:rect draw:style-name="gr1" draw:text-style-name="P1" draw:layer="layout" svg:width="2cm" svg:height="3cm" svg:x="4.5cm" svg:y="15cm">
          <text:p text:style-name="P1"><text:span text:style-name="T1">gn</text:span></text:p>
          <text:p text:style-name="P1"><text:span text:style-name="T1">(gv)</text:span></text:p>
          <text:p text:style-name="P1"><text:span text:style-name="T1">(gr)</text:span></text:p>
        </draw:rect>
        <draw:rect draw:style-name="gr2" draw:text-style-name="P1" draw:layer="layout" svg:width="2cm" svg:height="3cm" svg:x="14cm" svg:y="14.5cm">
          <text:p text:style-name="P1"><text:span text:style-name="T1">dn</text:span></text:p>
          <text:p text:style-name="P1"><text:span text:style-name="T1">dv</text:span></text:p>
          <text:p text:style-name="P1"><text:span text:style-name="T1">dr</text:span></text:p>
        </draw:rect>
        <draw:rect draw:style-name="gr2" draw:text-style-name="P1" draw:layer="layout" svg:width="2cm" svg:height="3.5cm" svg:x="9cm" svg:y="18cm">
          <text:p text:style-name="P1"><text:span text:style-name="T1">ue</text:span></text:p>
          <text:p text:style-name="P1"><text:span text:style-name="T1">un</text:span></text:p>
          <text:p text:style-name="P1"><text:span text:style-name="T1">uv</text:span></text:p>
          <text:p text:style-name="P1"><text:span text:style-name="T1">ur</text:span></text:p>
        </draw:rect>
        <draw:rect draw:style-name="gr2" draw:text-style-name="P1" draw:layer="layout" svg:width="2cm" svg:height="2.5cm" svg:x="6.5cm" svg:y="23.5cm">
          <text:p text:style-name="P1"><text:span text:style-name="T1">xe</text:span></text:p>
          <text:p text:style-name="P1"><text:span text:style-name="T1">xn</text:span></text:p>
          <text:p text:style-name="P1"><text:span text:style-name="T1">xr</text:span></text:p>
        </draw:rect>
        <draw:rect draw:style-name="gr2" draw:text-style-name="P1" draw:layer="layout" svg:width="2cm" svg:height="2cm" svg:x="11.5cm" svg:y="18cm">
          <text:p text:style-name="P1"><text:span text:style-name="T1">pd</text:span></text:p>
        </draw:rect>
        <draw:rect draw:style-name="gr2" draw:text-style-name="P2" draw:layer="layout" svg:width="2cm" svg:height="2cm" svg:x="10cm" svg:y="26cm">
          <text:p text:style-name="P1"><text:span text:style-name="T1">sf</text:span></text:p>
        </draw:rect>
        <draw:rect draw:style-name="gr2" draw:text-style-name="P1" draw:layer="layout" svg:width="2cm" svg:height="6.5cm" svg:x="2cm" svg:y="2cm">
          <text:p text:style-name="P1"><text:span text:style-name="T1">va</text:span></text:p>
          <text:p text:style-name="P1"><text:span text:style-name="T1">an</text:span></text:p>
          <text:p text:style-name="P1"><text:span text:style-name="T1">cf</text:span></text:p>
          <text:p text:style-name="P1"><text:span text:style-name="T1">dt</text:span></text:p>
          <text:p text:style-name="P1"><text:span text:style-name="T1">hbf</text:span></text:p>
          <text:p text:style-name="P1"><text:span text:style-name="T1">lc</text:span></text:p>
          <text:p text:style-name="P1"><text:span text:style-name="T1">sy</text:span></text:p>
        </draw:rect>
        <draw:line draw:style-name="gr4" draw:text-style-name="P1" draw:layer="layout" svg:x1="10cm" svg:y1="3.5cm" svg:x2="9cm" svg:y2="8cm">
          <text:p/>
        </draw:line>
        <draw:line draw:style-name="gr4" draw:text-style-name="P1" draw:layer="layout" svg:x1="11cm" svg:y1="3.5cm" svg:x2="13cm" svg:y2="4.5cm">
          <text:p/>
        </draw:line>
        <draw:line draw:style-name="gr4" draw:text-style-name="P1" draw:layer="layout" svg:x1="13cm" svg:y1="6.5cm" svg:x2="10cm" svg:y2="8cm">
          <text:p/>
        </draw:line>
        <draw:line draw:style-name="gr4" draw:text-style-name="P1" draw:layer="layout" svg:x1="10cm" svg:y1="10cm" svg:x2="11cm" svg:y2="11cm">
          <text:p/>
        </draw:line>
        <draw:line draw:style-name="gr4" draw:text-style-name="P1" draw:layer="layout" svg:x1="11cm" svg:y1="12cm" svg:x2="8cm" svg:y2="12.5cm">
          <text:p/>
        </draw:line>
        <draw:line draw:style-name="gr4" draw:text-style-name="P1" draw:layer="layout" svg:x1="8cm" svg:y1="13.5cm" svg:x2="10cm" svg:y2="18cm">
          <text:p/>
        </draw:line>
        <draw:line draw:style-name="gr4" draw:text-style-name="P1" draw:layer="layout" svg:x1="7.5cm" svg:y1="13.5cm" svg:x2="7.5cm" svg:y2="20.5cm">
          <text:p/>
        </draw:line>
        <draw:line draw:style-name="gr4" draw:text-style-name="P1" draw:layer="layout" svg:x1="8cm" svg:y1="13.5cm" svg:x2="12.5cm" svg:y2="18cm">
          <text:p/>
        </draw:line>
        <draw:line draw:style-name="gr4" draw:text-style-name="P1" draw:layer="layout" svg:x1="9cm" svg:y1="19.5cm" svg:x2="8cm" svg:y2="20.5cm">
          <text:p/>
        </draw:line>
        <draw:line draw:style-name="gr5" draw:text-style-name="P1" draw:layer="layout" svg:x1="9cm" svg:y1="3.5cm" svg:x2="3.875cm" svg:y2="5.125cm">
          <text:p/>
        </draw:line>
        <draw:rect draw:style-name="gr2" draw:text-style-name="P1" draw:layer="layout" svg:width="2cm" svg:height="3.125cm" svg:x="15.5cm" svg:y="10.875cm">
          <text:p text:style-name="P1"><text:span text:style-name="T1">nt</text:span></text:p>
          <text:p text:style-name="P1"><text:span text:style-name="T1">ng</text:span></text:p>
          <text:p text:style-name="P1"><text:span text:style-name="T1">np</text:span></text:p>
        </draw:rect>
        <draw:line draw:style-name="gr5" draw:text-style-name="P1" draw:layer="layout" svg:x1="10cm" svg:y1="9cm" svg:x2="14.5cm" svg:y2="9cm">
          <text:p/>
        </draw:line>
        <draw:line draw:style-name="gr5" draw:text-style-name="P1" draw:layer="layout" svg:x1="8cm" svg:y1="13.5cm" svg:x2="11cm" svg:y2="15cm">
          <text:p/>
        </draw:line>
        <draw:rect draw:style-name="gr2" draw:text-style-name="P2" draw:layer="layout" svg:width="2cm" svg:height="2cm" svg:x="17.5cm" svg:y="8cm">
          <text:p text:style-name="P1"><text:span text:style-name="T1">irg</text:span></text:p>
        </draw:rect>
        <draw:rect draw:style-name="gr2" draw:text-style-name="P2" draw:layer="layout" svg:width="2cm" svg:height="2cm" svg:x="14.5cm" svg:y="8cm">
          <text:p text:style-name="P1"><text:span text:style-name="T1">ire</text:span></text:p>
        </draw:rect>
        <draw:line draw:style-name="gr5" draw:text-style-name="P1" draw:layer="layout" svg:x1="16.5cm" svg:y1="9cm" svg:x2="17.5cm" svg:y2="9cm">
          <text:p/>
        </draw:line>
        <draw:line draw:style-name="gr5" draw:text-style-name="P1" draw:layer="layout" svg:x1="10cm" svg:y1="9.5cm" svg:x2="15.5cm" svg:y2="11cm">
          <text:p/>
        </draw:line>
        <draw:rect draw:style-name="gr1" draw:text-style-name="P2" draw:layer="layout" svg:width="2cm" svg:height="2cm" svg:x="6cm" svg:y="11.5cm">
          <text:p text:style-name="P1"><text:span text:style-name="T1">ge</text:span></text:p>
        </draw:rect>
        <draw:line draw:style-name="gr5" draw:text-style-name="P1" draw:layer="layout" svg:x1="8cm" svg:y1="10cm" svg:x2="7cm" svg:y2="11.5cm">
          <text:p/>
        </draw:line>
        <draw:line draw:style-name="gr5" draw:text-style-name="P1" draw:layer="layout" svg:x1="7cm" svg:y1="13.5cm" svg:x2="5.5cm" svg:y2="15cm">
          <text:p/>
        </draw:line>
        <draw:rect draw:style-name="gr2" draw:text-style-name="P1" draw:layer="layout" svg:width="2cm" svg:height="2cm" svg:x="11cm" svg:y="14cm">
          <text:p text:style-name="P1"><text:span text:style-name="T1">de</text:span></text:p>
        </draw:rect>
        <draw:line draw:style-name="gr5" draw:text-style-name="P1" draw:layer="layout" svg:x1="13cm" svg:y1="15cm" svg:x2="14cm" svg:y2="16cm">
          <text:p/>
        </draw:line>
        <draw:rect draw:style-name="gr2" draw:text-style-name="P2" draw:layer="layout" svg:width="2cm" svg:height="2cm" svg:x="6.5cm" svg:y="20.5cm">
          <text:p text:style-name="P1"><text:span text:style-name="T1">xv</text:span></text:p>
        </draw:rect>
        <draw:line draw:style-name="gr5" draw:text-style-name="P1" draw:layer="layout" svg:x1="7.5cm" svg:y1="22.5cm" svg:x2="7.5cm" svg:y2="23.5cm">
          <text:p/>
        </draw:line>
        <draw:line draw:style-name="gr5" draw:text-style-name="P1" draw:layer="layout" svg:x1="8.5cm" svg:y1="22.5cm" svg:x2="10.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line </meta:initial-creator>
    <meta:creation-date>2013-11-22T15:52:53.83</meta:creation-date>
    <meta:generator>LibreOffice/4.1.3.2$MacOSX_x86 LibreOffice_project/70feb7d99726f064edab4605a8ab840c50ec57a</meta:generator>
    <dc:date>2013-12-17T18:32:40.984479000</dc:date>
    <meta:editing-duration>PT1H15M20S</meta:editing-duration>
    <meta:editing-cycles>7</meta:editing-cycles>
    <meta:document-statistic meta:object-count="36"/>
  </office:meta>
</office:document-meta>
</file>